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971+IF(1; [.C1]; [.C4])" office:value-type="float" office:value="972">
            <text:p>97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/01/2019</text:date>, <text:time>13:4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54:14.984055419</meta:creation-date>
    <dc:date>2019-01-21T13:48:49.69</dc:date>
    <meta:editing-duration>PT5M16S</meta:editing-duration>
    <meta:editing-cycles>6</meta:editing-cycles>
    <meta:generator>OpenOffice/4.1.6$Win32 OpenOffice.org_project/416m1$Build-9790</meta:generator>
    <meta:document-statistic meta:table-count="1" meta:cell-count="6" meta:object-count="0"/>
  </office:meta>
</office:document-meta>
</file>